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xml-odf-interop:xmlns:field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Lohit Hindi1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Cambria" style:font-pitch="variable" svg:font-family="Cambria" style:font-family-generic="roman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Times New Roman1" style:font-pitch="variable" svg:font-family="'Times New Roman'" style:font-family-generic="swiss"/>
    <style:font-face style:name="Ubuntu1" style:font-pitch="variable" svg:font-family="Ubuntu" style:font-family-generic="swiss"/>
    <style:font-face style:name="DejaVu Sans1" style:font-pitch="variable" svg:font-family="'DejaVu Sans'" style:font-family-generic="system"/>
    <style:font-face style:name="Droid Sans Fallback" style:font-pitch="variable" svg:font-family="'Droid Sans Fallback'" style:font-family-generic="system"/>
    <style:font-face style:name="Lohit Hindi" style:font-pitch="variable" svg:font-family="'Lohit Hindi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1" style:family="table">
      <style:table-properties table:align="margins" style:writing-mode="lr-tb" style:width="17.59cm"/>
    </style:style>
    <style:style style:name="Table1.A" style:family="table-column">
      <style:table-column-properties style:column-width="2.198cm" style:rel-column-width="8191*"/>
    </style:style>
    <style:style style:name="Table1.H" style:family="table-column">
      <style:table-column-properties style:column-width="2.2cm" style:rel-column-width="8198*"/>
    </style:style>
    <style:style style:name="Table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1.H1" style:family="table-cell">
      <style:table-cell-properties fo:border="0.002cm solid #000000" fo:padding="0.097cm"/>
    </style:style>
    <style:style style:name="Table1.A2" style:family="table-cell">
      <style:table-cell-properties fo:border-top="none" fo:border-left="0.002cm solid #000000" fo:border-right="none" fo:padding="0.097cm" fo:border-bottom="0.002cm solid #000000"/>
    </style:style>
    <style:style style:name="Table1.H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Standard" style:family="paragraph">
      <style:text-properties style:text-underline-style="none"/>
    </style:style>
    <style:style style:name="P2" style:parent-style-name="Table_20_Contents" style:family="paragraph">
      <style:paragraph-properties fo:text-align="center" style:justify-single-word="false"/>
      <style:text-properties fo:font-weight="bold" style:font-size-asian="8pt" style:font-name="Cambria" style:font-size-complex="8pt" fo:font-size="8pt" style:font-weight-asian="bold" style:font-weight-complex="bold"/>
    </style:style>
    <style:style style:name="P3" style:parent-style-name="Standard" style:family="paragraph">
      <style:text-properties fo:font-weight="bold" style:text-underline-style="none" style:font-size-asian="9pt" style:font-name="Cambria" style:font-size-complex="9pt" fo:font-size="9pt" style:font-weight-asian="bold"/>
    </style:style>
    <style:style style:name="P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bold" style:font-size-asian="9pt" style:font-name="Cambria" style:font-size-complex="9pt" fo:font-size="9pt" style:font-weight-asian="bold"/>
    </style:style>
    <style:style style:name="T2" style:family="text">
      <style:text-properties fo:font-weight="normal" fo:font-style="normal" style:use-window-font-color="true" fo:language="en" style:font-style-complex="normal" fo:letter-spacing="normal" style:font-name-asian="DejaVu Sans1" style:country-asian="CN" style:letter-kerning="false" style:font-name-complex="Lohit Hindi" style:text-position="0% 100%" style:text-underline-style="none" style:text-emphasize="none" style:font-name="Ubuntu" style:language-asian="zh" style:font-weight-asian="normal" style:text-scale="100%" style:text-underline-mode="continuous" style:font-weight-complex="normal" style:font-relief="none" style:text-outline="false" style:font-size-complex="12pt" style:text-line-through-style="none" style:font-style-asian="normal" fo:country="US" style:font-size-asian="10.5pt" fo:text-shadow="none" style:text-line-through-mode="continuous" style:language-complex="hi" fo:font-size="10pt" style:country-complex="IN"/>
    </style:style>
    <style:style style:name="Sect1" style:family="section">
      <style:section-properties style:editable="false">
        <style:columns fo:column-gap="0cm" fo:column-count="1"/>
      </style:section-properties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"/>
      <text:section text:protected="false" text:style-name="Sect1" text:name="Section1">
        <text:p text:style-name="P1"><text:span text:style-name="T1"/><text:span text:style-name="T1">something</text:span></text:p>
        <text:p text:style-name="P3"/>
        <table:table table:name="Table1" table:style-name="Table1">
          <table:table-column table:number-columns-repeated="7" table:style-name="Table1.A"/>
          <table:table-column table:number-columns-repeated="1" table:style-name="Table1.H"/>
          <table:table-row>
            <table:table-cell office:value-type="string" table:protected="false" table:style-name="Table1.A1">
              <text:p text:style-name="Table_20_Contents"/>
            </table:table-cell>
            <table:table-cell office:value-type="string" table:protected="false" table:style-name="Table1.A1">
              <text:p text:style-name="Table_20_Contents"/>
            </table:table-cell>
            <table:table-cell office:value-type="string" table:protected="false" table:style-name="Table1.A1">
              <text:p text:style-name="P2">bleh</text:p>
            </table:table-cell>
            <table:table-cell office:value-type="string" table:protected="false" table:style-name="Table1.A1">
              <text:p text:style-name="P2">a</text:p>
            </table:table-cell>
            <table:table-cell office:value-type="string" table:style-name="Table1.A1"/>
            <table:table-cell office:value-type="string" table:style-name="Table1.A1"/>
            <table:table-cell office:value-type="string" table:style-name="Table1.A1"/>
            <table:table-cell office:value-type="string" table:style-name="Table1.A1"/>
          </table:table-row>
          <table:table-row>
            <table:table-cell office:value-type="string" table:style-name="Table1.A1"/>
            <table:table-cell office:value-type="string" table:style-name="Table1.A1"/>
            <table:table-cell office:value-type="string" table:style-name="Table1.A1"/>
            <table:table-cell office:value-type="string" table:protected="false" table:style-name="Table1.A1">
              <text:p text:style-name="Table_20_Contents">Every</text:p>
            </table:table-cell>
            <table:table-cell office:value-type="string" table:protected="false" table:style-name="Table1.A1">
              <text:p text:style-name="Table_20_Contents">Thing</text:p>
            </table:table-cell>
            <table:table-cell office:value-type="string" table:protected="false" table:style-name="Table1.A1">
              <text:p text:style-name="Table_20_Contents">Here</text:p>
            </table:table-cell>
            <table:table-cell office:value-type="string" table:protected="false" table:style-name="Table1.A1">
              <text:p text:style-name="Table_20_Contents">Is</text:p>
            </table:table-cell>
            <table:table-cell office:value-type="string" table:protected="false" table:style-name="Table1.H1">
              <text:p text:style-name="Table_20_Contents">deleted</text:p>
            </table:table-cell>
          </table:table-row>
          <table:table-row>
            <table:table-cell office:value-type="string" table:protected="false" table:style-name="Table1.A2">
              <text:p text:style-name="Table_20_Contents"/>
            </table:table-cell>
            <table:table-cell office:value-type="string" table:protected="false" table:style-name="Table1.A2">
              <text:p text:style-name="Table_20_Contents"/>
            </table:table-cell>
            <table:table-cell office:value-type="string" table:protected="false" table:style-name="Table1.A2">
              <text:p text:style-name="Table_20_Contents"/>
            </table:table-cell>
            <table:table-cell office:value-type="string" table:protected="false" table:style-name="Table1.A2">
              <text:p text:style-name="Table_20_Contents"/>
            </table:table-cell>
            <table:table-cell office:value-type="string" table:protected="false" table:style-name="Table1.A2">
              <text:p text:style-name="Table_20_Contents"/>
            </table:table-cell>
            <table:table-cell office:value-type="string" table:protected="false" table:style-name="Table1.A2">
              <text:p text:style-name="Table_20_Contents"/>
            </table:table-cell>
            <table:table-cell office:value-type="string" table:protected="false" table:style-name="Table1.A2">
              <text:p text:style-name="Table_20_Contents"/>
            </table:table-cell>
            <table:table-cell office:value-type="string" table:protected="false" table:style-name="Table1.H2">
              <text:p text:style-name="Table_20_Contents"/>
            </table:table-cell>
          </table:table-row>
          <table:table-row>
            <table:table-cell office:value-type="string" table:protected="false" table:style-name="Table1.A2">
              <text:p text:style-name="Table_20_Contents"/>
            </table:table-cell>
            <table:table-cell office:value-type="string" table:protected="false" table:style-name="Table1.A2">
              <text:p text:style-name="Table_20_Contents"/>
            </table:table-cell>
            <table:table-cell office:value-type="string" table:protected="false" table:style-name="Table1.A2">
              <text:p text:style-name="Table_20_Contents"/>
            </table:table-cell>
            <table:table-cell office:value-type="string" table:protected="false" table:style-name="Table1.A2">
              <text:p text:style-name="Table_20_Contents"/>
            </table:table-cell>
            <table:table-cell office:value-type="string" table:protected="false" table:style-name="Table1.A2">
              <text:p text:style-name="Table_20_Contents"/>
            </table:table-cell>
            <table:table-cell office:value-type="string" table:protected="false" table:style-name="Table1.A2">
              <text:p text:style-name="Table_20_Contents"/>
            </table:table-cell>
            <table:table-cell office:value-type="string" table:protected="false" table:style-name="Table1.A2">
              <text:p text:style-name="Table_20_Contents"/>
            </table:table-cell>
            <table:table-cell office:value-type="string" table:protected="false" table:style-name="Table1.H2">
              <text:p text:style-name="Table_20_Contents"/>
            </table:table-cell>
          </table:table-row>
        </table:table>
        <text:p text:style-name="P3"/>
      </text:section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Lohit Hindi1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Cambria" style:font-pitch="variable" svg:font-family="Cambria" style:font-family-generic="roman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Times New Roman1" style:font-pitch="variable" svg:font-family="'Times New Roman'" style:font-family-generic="swiss"/>
    <style:font-face style:name="Ubuntu1" style:font-pitch="variable" svg:font-family="Ubuntu" style:font-family-generic="swiss"/>
    <style:font-face style:name="DejaVu Sans1" style:font-pitch="variable" svg:font-family="'DejaVu Sans'" style:font-family-generic="system"/>
    <style:font-face style:name="Droid Sans Fallback" style:font-pitch="variable" svg:font-family="'Droid Sans Fallback'" style:font-family-generic="system"/>
    <style:font-face style:name="Lohit Hindi" style:font-pitch="variable" svg:font-family="'Lohit Hindi'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  <style:text-properties style:font-name="PodStarSymbol"/>
      </text:list-level-style-bullet>
      <text:list-level-style-bullet text:level="2" text:style-name="podBulletStyle" text:bullet-char="◦">
        <style:list-level-properties text:space-before="0.64in" text:min-label-width="0.32in"/>
        <style:text-properties style:font-name="PodStarSymbol"/>
      </text:list-level-style-bullet>
      <text:list-level-style-bullet text:level="3" text:style-name="podBulletStyle" text:bullet-char="▪">
        <style:list-level-properties text:space-before="0.96in" text:min-label-width="0.32in"/>
        <style:text-properties style:font-name="PodStarSymbol"/>
      </text:list-level-style-bullet>
      <text:list-level-style-bullet text:level="4" text:style-name="podBulletStyle" text:bullet-char="•">
        <style:list-level-properties text:space-before="1.28in" text:min-label-width="0.32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h" style:language-complex="hi" style:font-size-asian="10.5pt" fo:font-size="12pt" style:font-size-complex="12pt" style:country-asian="CN" style:letter-kerning="true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US" fo:language="en" fo:hyphenation-push-char-count="2" style:font-name="Times New Roman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Lohit Hind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Droid Sans Fallback" fo:font-size="14pt" style:font-name-complex="Lohit Hindi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>
      <style:text-properties style:font-size-asian="12pt" style:font-name-complex="Lohit Hindi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Lohit Hind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David Burke</meta:initial-creator>
    <meta:creation-date>2011-02-16T13:17:56</meta:creation-date>
    <dc:date>2011-02-16T13:24:58</dc:date>
    <dc:creator>David Burke</dc:creator>
    <meta:editing-duration>PT7M2S</meta:editing-duration>
    <meta:editing-cycles>10</meta:editing-cycles>
    <meta:generator>OpenOffice.org/3.0$Linux OpenOffice.org_project/300m15$Build-9379</meta:generator>
    <meta:document-statistic meta:character-count="27" meta:image-count="0" meta:object-count="0" meta:page-count="1" meta:paragraph-count="7" meta:table-count="1" meta:word-count="7"/>
    <dc:title>forCellBug2</dc:title>
  </office:meta>
</office:document-meta>
</file>